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Tlwg Typist" svg:font-family="'Tlwg Typist'" style:font-pitch="variable"/>
    <style:font-face style:name="Ubuntu Condensed" svg:font-family="'Ubuntu Condensed'" style:font-pitch="variable"/>
    <style:font-face style:name="mry_KacstQurn" svg:font-family="mry_KacstQur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Thin" svg:font-family="'Noto Sans CJK JP Thi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5c41" officeooo:paragraph-rsid="00165c41"/>
    </style:style>
    <style:style style:name="P2" style:family="paragraph" style:parent-style-name="Standard">
      <style:text-properties style:font-name="Courier 10 Pitch" officeooo:paragraph-rsid="00165c41"/>
    </style:style>
    <style:style style:name="P3" style:family="paragraph" style:parent-style-name="Standard">
      <style:text-properties style:font-name="Purisa"/>
    </style:style>
    <style:style style:name="P4" style:family="paragraph" style:parent-style-name="Standard">
      <style:text-properties style:font-name="Tlwg Typist"/>
    </style:style>
    <style:style style:name="P5" style:family="paragraph" style:parent-style-name="Standard">
      <style:text-properties style:font-name="Tlwg Typist" officeooo:paragraph-rsid="00165c41"/>
    </style:style>
    <style:style style:name="P6" style:family="paragraph" style:parent-style-name="Standard">
      <style:text-properties style:font-name="Ubuntu Mono"/>
    </style:style>
    <style:style style:name="P7" style:family="paragraph" style:parent-style-name="Standard">
      <style:text-properties style:font-name="Ubuntu Condensed"/>
    </style:style>
    <style:style style:name="P8" style:family="paragraph" style:parent-style-name="Standard">
      <style:text-properties style:font-name="Ubuntu Condensed" officeooo:rsid="00165c41" officeooo:paragraph-rsid="00165c41"/>
    </style:style>
    <style:style style:name="P9" style:family="paragraph" style:parent-style-name="Standard">
      <style:text-properties style:font-name="DejaVu Serif"/>
    </style:style>
    <style:style style:name="P10" style:family="paragraph" style:parent-style-name="Standard">
      <style:text-properties fo:font-size="48pt" officeooo:rsid="00165c41" officeooo:paragraph-rsid="00165c41" style:font-size-asian="48pt" style:font-size-complex="48pt"/>
    </style:style>
    <style:style style:name="T1" style:family="text">
      <style:text-properties officeooo:rsid="00165c41"/>
    </style:style>
    <style:style style:name="T2" style:family="text">
      <style:text-properties style:font-name="Nimbus Mono 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ONTS</text:p>
      <text:p text:style-name="P1"/>
      <text:p text:style-name="P1"/>
      <text:p text:style-name="P1"/>
      <text:p text:style-name="P8">"Hey there!" he/she says. "We're going to the store to buy supplies for the dorm party. Remember, everyone in the suite has to put in $20."</text:p>
      <text:p text:style-name="P1"/>
      <text:p text:style-name="P6">"Hey there!" he/she says. "We're going to the store to buy supplies for the dorm party. Remember, everyone in the suite has to put in $20."</text:p>
      <text:p text:style-name="Standard"/>
      <text:p text:style-name="P2">"Hey there!" he/she says. "We're going to the store to buy supplies for the dorm party. Remember, everyone in the suite has to put in $20."</text:p>
      <text:p text:style-name="P2"/>
      <text:p text:style-name="P5">"Hey there!" he/she says. "We're going to the store to buy supplies for the dorm party. Remember, everyone in the suite has to put in $20."</text:p>
      <text:p text:style-name="P5"/>
      <text:p text:style-name="P3">"Hey there!" he/she says. "We're going to the store to buy supplies for the dorm party. Remember, everyone in the suite has to put in $20." </text:p>
      <text:p text:style-name="P4"/>
      <text:p text:style-name="P7"/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Purisa" svg:font-family="Purisa" style:font-pitch="variable"/>
    <style:font-face style:name="Tlwg Typist" svg:font-family="'Tlwg Typist'" style:font-pitch="variable"/>
    <style:font-face style:name="Ubuntu Condensed" svg:font-family="'Ubuntu Condensed'" style:font-pitch="variable"/>
    <style:font-face style:name="mry_KacstQurn" svg:font-family="mry_KacstQur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Thin" svg:font-family="'Noto Sans CJK JP Thi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5:56:22.018363930</meta:creation-date>
    <dc:date>2017-05-30T16:02:31.203939179</dc:date>
    <meta:editing-duration>PT6M11S</meta:editing-duration>
    <meta:editing-cycles>1</meta:editing-cycles>
    <meta:document-statistic meta:table-count="0" meta:image-count="0" meta:object-count="0" meta:page-count="1" meta:paragraph-count="6" meta:word-count="131" meta:character-count="701" meta:non-whitespace-character-count="575"/>
    <meta:generator>LibreOffice/5.1.6.2$Linux_X86_64 LibreOffice_project/10m0$Build-2</meta:generator>
  </office:meta>
</office:document-meta>
</file>